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Palatino Linotype" svg:font-family="'Palatino Linotype', Palatino"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fo:language="de" fo:country="DE"/>
    </style:style>
    <style:style style:name="P2" style:family="paragraph" style:parent-style-name="Header">
      <style:text-properties fo:language="de" fo:country="DE"/>
    </style:style>
    <style:style style:name="P3" style:family="paragraph" style:parent-style-name="Header">
      <style:text-properties fo:font-size="2pt" fo:language="de" fo:country="DE" style:font-size-asian="1.75pt" style:font-size-complex="2pt"/>
    </style:style>
    <style:style style:name="P4" style:family="paragraph" style:parent-style-name="Standard">
      <style:paragraph-properties fo:line-height="150%" fo:text-align="center" style:justify-single-word="false"/>
      <style:text-properties style:font-name="Times New Roman" fo:font-size="18pt" fo:language="de" fo:country="DE" style:text-underline-style="none" fo:font-weight="bold"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style:font-name="Times New Roman" fo:font-size="24pt" fo:language="de" fo:country="DE" style:text-underline-style="none" fo:font-weight="bold" style:font-size-asian="24pt" style:font-weight-asian="bold" style:font-size-complex="24pt" style:font-weight-complex="bold"/>
    </style:style>
    <style:style style:name="P6" style:family="paragraph" style:parent-style-name="Standard" style:master-page-name="Form_20_1">
      <style:paragraph-properties fo:line-height="150%" fo:text-align="center" style:justify-single-word="false" style:page-number="auto"/>
      <style:text-properties style:font-name="Times New Roman" fo:font-size="24pt" fo:language="de" fo:country="DE" style:text-underline-style="none" fo:font-weight="bold" style:font-size-asian="24pt" style:font-weight-asian="bold" style:font-size-complex="24pt" style:font-weight-complex="bold"/>
    </style:style>
    <style:style style:name="P7" style:family="paragraph" style:parent-style-name="Heading_20_1">
      <style:paragraph-properties fo:line-height="150%"/>
    </style:style>
    <style:style style:name="P8" style:family="paragraph" style:parent-style-name="Heading_20_1">
      <style:paragraph-properties fo:line-height="150%" fo:break-before="page"/>
    </style:style>
    <style:style style:name="P9" style:family="paragraph" style:parent-style-name="Contents_20_1">
      <style:paragraph-properties>
        <style:tab-stops>
          <style:tab-stop style:position="18.801cm" style:type="right" style:leader-style="dotted" style:leader-text="."/>
        </style:tab-stops>
      </style:paragraph-properties>
    </style:style>
    <style:style style:name="P10" style:family="paragraph" style:parent-style-name="Text_20_body">
      <style:paragraph-properties fo:line-height="150%"/>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5">Algorithmenbeschreibung</text:p>
      <text:p text:style-name="P4">Autoren:</text:p>
      <text:p text:style-name="P4">David Eitelsebner – 1556111</text:p>
      <text:p text:style-name="P4">Christian Alexander Steinparz - 1555766</text:p>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9">2. Billboards<text:tab/>2</text:p>
          <text:p text:style-name="P9">3. Animated Textures<text:tab/>2</text:p>
        </text:index-body>
      </text:table-of-content>
      <text:p text:style-name="P4"/>
      <text:h text:style-name="P8" text:outline-level="1">2. Billboards</text:h>
      <text:p text:style-name="P10">Billboards sind als eigene Scene-Graph-Node „BillboardSGNode“ implementiert und „extenden“ dementsprechend die TransformationSGNode. Die render-Methode ist so angepasst, dass über die mat4.lookat-Methode die lookAt-Matrix zwischen der Matrix der BillboardSGNode und der invertierten ViewMatrix des Context „context.invViewMatrix“ berechnet wird. Genauer werden dabei die X und Z-Koordinaten der Kamera berücksichtigt und die Y-Koordinate vernachlässigt, damit die Billboards immer aufrecht stehen. Die resultierenden Werte der lookAt-Matrix werden auf die Matrix der BillboardSGNode geschrieben (mit Ausnahme der Position). Anschließend wird super.render(context) aufgerufen um den Graphen weiter zu durchlaufen</text:p>
      <text:h text:style-name="P7" text:outline-level="1">3. Animated Textures</text:h>
      <text:p text:style-name="P10">Die „AnimatedTextureSGNode“ wurde implementiert um das wiederholte Durchlaufen eines Arrays von Texturen darstellen zu können und damit Animationen auf beispielsweise Billboards zu erreichen. Man übergibt der „AnimatedTextureSGNode“ ein Array an Texturen, die zu verwendende Texture-Unit, eine Animationsgeschwindigkeit und möglicherweise die Kinder der Node. Das Anwenden der Texturen geschieht gleich wie bei anderen TextureSGNodes. Die Animation wird folgendermaßen erzielt: Im Konstruktor wird zuerst die Zeit in eine lastTime gespeichert. Bei jedem Aufruf der render-Methode wird die aktuelle zeit in „currentTime“ gespeichert. Bevor die Textur gebunden wird per „gl.bindTexture“ wird überprüft, ob sich „lastTime“ und „currentTime“ um die Animationsgeschwindigkeit unterscheiden. Ist dies der Fall, wird der Index, welcher das derzeitig Texturobjekt im Array kennzeichnet, inkrementiert. Wird das Ende des Arrays erreicht, wird der Index wieder zurückgesetzt, damit ein Zyklus im Darstellen der Animation entste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Palatino Linotype" svg:font-family="'Palatino Linotype', Palatino" style:font-family-generic="swiss"/>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de" fo:country="A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499cm" fo:margin-right="0.199cm" fo:margin-top="0cm" fo:margin-bottom="0.212cm" fo:text-indent="0cm" style:auto-text-indent="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100%" fo:margin-left="1cm" fo:margin-right="0cm" fo:margin-top="0cm" fo:margin-bottom="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kpxD" style:default-outline-level="3" style:class="text">
      <style:paragraph-properties fo:margin="100%" fo:margin-left="0.76cm" fo:margin-right="0cm" fo:margin-top="0cm" fo:margin-bottom="0cm" fo:text-indent="0.76cm" style:auto-text-indent="false"/>
      <style:text-properties fo:font-size="14pt" fo:font-weight="bold" style:font-size-asian="14pt" style:font-weight-asian="bold" style:font-size-complex="14pt" style:font-weight-complex="bold"/>
    </style:style>
    <style:style style:name="kpxD" style:family="paragraph" style:parent-style-name="Index">
      <style:paragraph-properties fo:margin="100%" fo:margin-left="2.701cm" fo:margin-right="0.101cm" fo:margin-top="0cm" fo:margin-bottom="0.499cm" fo:line-height="100%" fo:text-indent="-0.499cm" style:auto-text-indent="false">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8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8.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7.302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text-align="start" style:justify-single-word="false" style:page-number="auto" style:text-autospace="none"/>
      <style:text-properties fo:color="#000000" style:font-name="Palatino Linotype" fo:font-size="12pt" fo:language="de" fo:country="DE" style:font-name-asian="Palatino Linotype" style:font-size-asian="12pt" style:font-name-complex="Palatino Linotype" style:font-size-complex="12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style>
    <style:style style:name="Table1.A" style:family="table-column">
      <style:table-column-properties style:rel-column-width="5357*"/>
    </style:style>
    <style:style style:name="Table1.B" style:family="table-column">
      <style:table-column-properties style:rel-column-width="20856*"/>
    </style:style>
    <style:style style:name="Table1.C" style:family="table-column">
      <style:table-column-properties style:rel-column-width="13107*"/>
    </style:style>
    <style:style style:name="Table1.E" style:family="table-column">
      <style:table-column-properties style:rel-column-width="13108*"/>
    </style:style>
    <style:style style:name="Table1.A1" style:family="table-cell">
      <style:table-cell-properties fo:padding="0.097cm" fo:border-left="0.002cm solid #000000" fo:border-right="none" fo:border-top="0.002cm solid #000000" fo:border-bottom="0.088cm solid #000000"/>
    </style:style>
    <style:style style:name="Table1.C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C2" style:family="table-cell">
      <style:table-cell-properties fo:padding="0.097cm" fo:border-left="0.002cm solid #000000" fo:border-right="none" fo:border-top="none" fo:border-bottom="0.088cm solid #000000"/>
    </style:style>
    <style:style style:name="Table1.D2" style:family="table-cell">
      <style:table-cell-properties fo:padding="0.097cm" fo:border-left="0.002cm solid #000000" fo:border-right="0.002cm solid #000000" fo:border-top="none" fo:border-bottom="0.088cm solid #000000"/>
    </style:style>
    <style:style style:name="Tabelle1" style:family="table">
      <style:table-properties style:width="18.798cm" table:align="margins"/>
    </style:style>
    <style:style style:name="Tabelle1.A" style:family="table-column">
      <style:table-column-properties style:column-width="9.456cm" style:rel-column-width="32967*"/>
    </style:style>
    <style:style style:name="Tabelle1.B" style:family="table-column">
      <style:table-column-properties style:column-width="3.932cm" style:rel-column-width="13707*"/>
    </style:style>
    <style:style style:name="Tabelle1.C" style:family="table-column">
      <style:table-column-properties style:column-width="3.519cm" style:rel-column-width="12268*"/>
    </style:style>
    <style:style style:name="Tabelle1.D" style:family="table-column">
      <style:table-column-properties style:column-width="1.891cm" style:rel-column-width="6593*"/>
    </style:style>
    <style:style style:name="Tabelle1.1" style:family="table-row">
      <style:table-row-properties style:row-height="0.7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fo:language="de" fo:country="DE"/>
    </style:style>
    <style:style style:name="MP2" style:family="paragraph" style:parent-style-name="Header">
      <style:text-properties fo:language="de" fo:country="DE"/>
    </style:style>
    <style:style style:name="MP3" style:family="paragraph" style:parent-style-name="Header">
      <style:text-properties fo:font-size="2pt" fo:language="de" fo:country="DE" style:font-size-asian="1.75pt" style:font-size-complex="2pt"/>
    </style:style>
    <style:page-layout style:name="Mpm1">
      <style:page-layout-properties fo:page-width="21.001cm" fo:page-height="29.7cm" style:num-format="1" style:print-orientation="portrait" fo:margin-top="0.7cm" fo:margin-bottom="0.7cm" fo:margin-left="2cm" fo:margin-right="0.7cm" fo:border="0.088cm solid #000000" fo:padding="0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0.7cm" fo:margin-bottom="0.7cm" fo:margin-left="1.499cm" fo:margin-right="0.7cm" fo:border="0.002cm solid #000000" fo:padding="0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table:number-rows-spanned="2" office:value-type="string">
              <text:p text:style-name="MP1">Name:</text:p>
            </table:table-cell>
            <table:table-cell table:style-name="Table1.A1" table:number-rows-spanned="2" office:value-type="string">
              <text:p text:style-name="MP1">Christian Steinparz</text:p>
            </table:table-cell>
            <table:table-cell table:style-name="Table1.C1" office:value-type="string">
              <text:p text:style-name="MP1">Date: 14.04.14</text:p>
            </table:table-cell>
            <table:table-cell table:style-name="Table1.C1" office:value-type="string">
              <text:p text:style-name="MP1">Class: 4BHELI</text:p>
            </table:table-cell>
            <table:table-cell table:style-name="Table1.E1" office:value-type="string">
              <text:p text:style-name="MP1">Sheet: <text:page-number text:select-page="current">2</text:page-number></text:p>
            </table:table-cell>
          </table:table-row>
          <table:table-row>
            <table:covered-table-cell/>
            <table:covered-table-cell/>
            <table:table-cell table:style-name="Table1.C2" office:value-type="string">
              <text:p text:style-name="MP1">Group: 3</text:p>
            </table:table-cell>
            <table:table-cell table:style-name="Table1.D2" table:number-columns-spanned="2" office:value-type="string">
              <text:p text:style-name="MP1">AW4 KW16</text:p>
            </table:table-cell>
            <table:covered-table-cell/>
          </table:table-row>
        </table:table>
        <text:p text:style-name="MP2"/>
      </style:header>
    </style:master-page>
    <style:master-page style:name="Form_20_1" style:display-name="Form 1" style:page-layout-name="Mpm2">
      <style:header>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table:number-rows-spanned="2" office:value-type="string">
              <text:p text:style-name="MP1">Namen: David Eitelsebner, Christian Steinparz</text:p>
              <text:p text:style-name="MP1">Matrikelnummer: 1556111, 1555766</text:p>
            </table:table-cell>
            <table:table-cell table:style-name="Tabelle1.A1" office:value-type="string">
              <text:p text:style-name="MP1">CG-Lab </text:p>
            </table:table-cell>
            <table:table-cell table:style-name="Tabelle1.A1" office:value-type="string">
              <text:p text:style-name="MP1"/>
            </table:table-cell>
            <table:table-cell table:style-name="Tabelle1.D1" office:value-type="string">
              <text:p text:style-name="MP1">Blatt: <text:page-number text:select-page="current">2</text:page-number></text:p>
            </table:table-cell>
          </table:table-row>
          <table:table-row table:style-name="Tabelle1.1">
            <table:covered-table-cell/>
            <table:table-cell table:style-name="Tabelle1.B2" office:value-type="string">
              <text:p text:style-name="MP1">Special Effects</text:p>
            </table:table-cell>
            <table:table-cell table:style-name="Tabelle1.C2" table:number-columns-spanned="2" office:value-type="string">
              <text:p text:style-name="MP1"/>
            </table:table-cell>
            <table:covered-table-cell/>
          </table:table-row>
        </table:table>
        <text:p text:style-name="MP3"/>
      </style:header>
    </style:master-page>
    <style:master-page style:name="Envelope" style:page-layout-name="Mpm3"/>
    <style:master-page style:name="Endnote" style:page-layout-name="Mpm4"/>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i </meta:initial-creator>
    <meta:creation-date>2013-12-09T21:00:58.314778324</meta:creation-date>
    <dc:date>2017-06-19T20:50:32.55</dc:date>
    <meta:editing-duration>P1DT14H19M50S</meta:editing-duration>
    <meta:editing-cycles>275</meta:editing-cycles>
    <meta:generator>OpenOffice.org/3.4.1$Win32 OpenOffice.org_project/341m1$Build-9593</meta:generator>
    <meta:printed-by>Christian Alexander Steinparz</meta:printed-by>
    <meta:print-date>2014-04-07T13:08:14.17</meta:print-date>
    <meta:document-statistic meta:table-count="2" meta:image-count="0" meta:object-count="0" meta:page-count="2" meta:paragraph-count="23" meta:word-count="264" meta:character-count="2098"/>
  </office:meta>
</office:document-meta>
</file>